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KLUG" svg:font-family="LKLUG" style:font-pitch="variable"/>
    <style:font-face style:name="Montserrat Alternates" svg:font-family="'Montserrat Alternates'" style:font-pitch="variable"/>
    <style:font-face style:name="PakType Naskh Basic" svg:font-family="'PakType Naskh Basic'"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KLUG" fo:font-size="16pt" officeooo:rsid="0003aa3a" officeooo:paragraph-rsid="0003aa3a" style:font-size-asian="14pt" style:font-size-complex="16pt"/>
    </style:style>
    <style:style style:name="P2" style:family="paragraph" style:parent-style-name="Standard">
      <style:paragraph-properties fo:text-align="center" style:justify-single-word="false"/>
      <style:text-properties style:font-name="Century Schoolbook L" fo:font-size="16pt" officeooo:rsid="0003aa3a" officeooo:paragraph-rsid="0003aa3a" style:font-size-asian="14pt" style:font-size-complex="16pt"/>
    </style:style>
    <style:style style:name="P3" style:family="paragraph" style:parent-style-name="Standard">
      <style:paragraph-properties fo:text-align="start" style:justify-single-word="false"/>
      <style:text-properties style:font-name="PakType Naskh Basic" fo:font-size="14pt" officeooo:rsid="0003aa3a" officeooo:paragraph-rsid="0003aa3a" style:font-size-asian="14pt" style:font-size-complex="14pt"/>
    </style:style>
    <style:style style:name="T1" style:family="text">
      <style:text-properties officeooo:rsid="0005500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NTANG</text:p>
      <text:p text:style-name="P1"/>
      <text:p text:style-name="P3"><text:tab/>Kami berkomitmen untuk membuat sebuah sarana belajar yang berkualitas dan juga tidak membosankan. Konten-konten di web ini, kami rancang sedemikian rupa agar pembaca dapat mudah memahami materi-materi yang ada di dalamnya. Untuk itu, kami berupaya menyuguhkan materi dengan pembahasan ringan yang mudah untuk di mengerti.</text:p>
      <text:p text:style-name="P3"/>
      <text:p text:style-name="P3"><text:tab/>Dan apabila ada sebagian materi yang kurang mudah untuk di pahami pembaca, saya sangat menerima kritik dan saran yang membangun. Kritik dan saran tersebut bisa anda kirim melalui kolom komentar atau email saya yang sudah ada di kontak kami.</text:p>
      <text:p text:style-name="P3"/>
      <text:p text:style-name="P3"><text:tab/>Untuk yang terakhir, semoga materi-materi di web ini dapat bermanfaat dan juga dapat menambah ilmu pengetahuan <text:span text:style-name="T1">kita semu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KLUG" svg:font-family="LKLUG" style:font-pitch="variable"/>
    <style:font-face style:name="Montserrat Alternates" svg:font-family="'Montserrat Alternates'" style:font-pitch="variable"/>
    <style:font-face style:name="PakType Naskh Basic" svg:font-family="'PakType Naskh Basic'"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4T08:18:26.801456084</meta:creation-date>
    <dc:date>2016-10-14T08:34:46.256950498</dc:date>
    <meta:editing-duration>PT2M59S</meta:editing-duration>
    <meta:editing-cycles>1</meta:editing-cycles>
    <meta:document-statistic meta:table-count="0" meta:image-count="0" meta:object-count="0" meta:page-count="1" meta:paragraph-count="4" meta:word-count="103" meta:character-count="693" meta:non-whitespace-character-count="591"/>
    <meta:generator>LibreOffice/5.1.5.2$Linux_X86_64 LibreOffice_project/10$Build-2</meta:generator>
  </office:meta>
</office:document-meta>
</file>